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7c5b" officeooo:paragraph-rsid="00037c5b"/>
    </style:style>
    <style:style style:name="P2" style:family="paragraph" style:parent-style-name="Standard">
      <style:text-properties officeooo:rsid="00037c5b" officeooo:paragraph-rsid="000562f6"/>
    </style:style>
    <style:style style:name="P3" style:family="paragraph" style:parent-style-name="Standard">
      <style:text-properties officeooo:paragraph-rsid="00037c5b"/>
    </style:style>
    <style:style style:name="P4" style:family="paragraph" style:parent-style-name="Standard">
      <style:text-properties officeooo:rsid="000562f6" officeooo:paragraph-rsid="000562f6"/>
    </style:style>
    <style:style style:name="P5" style:family="paragraph" style:parent-style-name="Standard">
      <style:text-properties officeooo:rsid="00037c5b" officeooo:paragraph-rsid="00037c5b"/>
    </style:style>
    <style:style style:name="P6" style:family="paragraph" style:parent-style-name="Standard">
      <style:text-properties officeooo:rsid="000728a1" officeooo:paragraph-rsid="000728a1"/>
    </style:style>
    <style:style style:name="P7" style:family="paragraph" style:parent-style-name="Standard">
      <style:text-properties officeooo:rsid="000562f6" officeooo:paragraph-rsid="000562f6"/>
    </style:style>
    <style:style style:name="P8" style:family="paragraph" style:parent-style-name="Standard">
      <style:text-properties officeooo:rsid="0008a3b2" officeooo:paragraph-rsid="0008a3b2"/>
    </style:style>
    <style:style style:name="T1" style:family="text">
      <style:text-properties officeooo:rsid="00037c5b"/>
    </style:style>
    <style:style style:name="T2" style:family="text">
      <style:text-properties officeooo:rsid="000562f6"/>
    </style:style>
    <style:style style:name="T3" style:family="text">
      <style:text-properties officeooo:rsid="000728a1"/>
    </style:style>
    <style:style style:name="T4" style:family="text">
      <style:text-properties officeooo:rsid="0008a3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e Néolithique<text:tab/><text:span text:style-name="T3">10 000 a. v J.-C. <text:s/>To 400a.v J.-C.<text:tab/></text:span>:</text:p>
      <text:p text:style-name="P1"/>
      <text:p text:style-name="P1">Les premiers royaumes, Ur</text:p>
      <text:p text:style-name="P1">Sumer Akkad</text:p>
      <text:p text:style-name="P1">L’Assyrie, Babylone</text:p>
      <text:p text:style-name="P1"/>
      <text:p text:style-name="Text_20_body">le + stable = l’É<text:span text:style-name="T3">gypte (3° Ma.v.J.-C. To 0)</text:span></text:p>
      <text:p text:style-name="P1"/>
      <text:p text:style-name="P1">Troie, les Hitties</text:p>
      <text:p text:style-name="P1">La Crète et Mycènes</text:p>
      <text:p text:style-name="P1">Les Phéniciens</text:p>
      <text:p text:style-name="P1">Les Phrygiens et Lydiens (<text:span text:style-name="T3">Crésus)</text:span></text:p>
      <text:p text:style-name="P1">Les Perses</text:p>
      <text:p text:style-name="P1"/>
      <text:p text:style-name="P1">Hendré Malrou : « Le modèle de l’artiste ce n’est pas la nature c’ est un autre artiste. »</text:p>
      <text:p text:style-name="P1"/>
      <text:p text:style-name="P1"/>
      <text:p text:style-name="P1">Proche Orient</text:p>
      <text:p text:style-name="P1">10 000 av. J.-C</text:p>
      <text:p text:style-name="P1">révolution néolithique qui dure 6000 ans </text:p>
      <text:p text:style-name="P2">sédentarisation <text:span text:style-name="T2">(croissant fertile = agri+élevage)</text:span></text:p>
      <text:p text:style-name="P1">1° grandes villes jusqu’à Babylone</text:p>
      <text:p text:style-name="P1"/>
      <text:p text:style-name="P1">17°-19° : vague idée du néolithique via bible</text:p>
      <text:p text:style-name="P1"/>
      <text:p text:style-name="P1">17° Eucher (évêque Irelandais) essaie de reconstitution création du monde grâce aux témoignages d’éclipses dans textes sacrés <text:tab/>= 19 novembre 4004 a. C selon lui</text:p>
      <text:p text:style-name="P1"/>
      <text:p text:style-name="P3"><text:span text:style-name="T1">18° </text:span>Georges-Louis Leclerc, comte de <text:span text:style-name="Emphasis">Buffon</text:span> (1707-1788) est un naturaliste <text:span text:style-name="T1">qui lui place la création du monde en 75 000 a. C</text:span></text:p>
      <text:p text:style-name="P3"/>
      <text:p text:style-name="P3">Le botaniste Michaux, parti au Moyen-Orient explorer la flore, rapporta en 1786 <text:span text:style-name="T1">le caillou Michaux (morceaux d’obsidienne avec écriture cunéiforme)</text:span> </text:p>
      <text:p text:style-name="P3"/>
      <text:p text:style-name="P1">Engoument pour découvertes possibles en proche orient</text:p>
      <text:p text:style-name="P1"/>
      <text:p text:style-name="P1">Napoléon Bonaparte s’empare e l’Égypte avec militaires et amène 150 savants (dont Ampère, l’inventeur du crayon à pointe graphite et d’autres...)</text:p>
      <text:p text:style-name="P1">Il crée l’Institut égyptien du Caire</text:p>
      <text:p text:style-name="P1">Publication très fournis de l’expédition s’en suit <text:span text:style-name="T2">(1° édition en 1809)</text:span></text:p>
      <text:p text:style-name="P1"/>
      <text:p text:style-name="P4">Champollion décrypte pierre de Rosette</text:p>
      <text:p text:style-name="P4"/>
      <text:p text:style-name="P4">18°-19° archéologues n’existent pas encore</text:p>
      <text:p text:style-name="P4">Les précédents des antiquaires, collectionneurs </text:p>
      <text:p text:style-name="P4">Paul-Emile BOTTA</text:p>
      <text:p text:style-name="P4">Victor PLACE</text:p>
      <text:p text:style-name="P4">Jacques de MORGAN</text:p>
      <text:p text:style-name="P4">récupèrent bas reliefs/bloc de pierres/statues</text:p>
      <text:p text:style-name="P4"/>
      <text:p text:style-name="P4"/>
      <text:p text:style-name="P6"><text:soft-page-break/>Sédentarisation dans croissant fertile <text:s/>/création agriculture</text:p>
      <text:p text:style-name="P6"/>
      <text:p text:style-name="P6">Mureybet, Syrie(PPNA) : village neolithique w/ cabanes circulaires à moitié enterrées = trous avec parois consolidés par pierres (moellons = pierres trouvées dans nature qu’un homme peut poerter) + pierre mouillée qui sèche, argile (brique « crues »)</text:p>
      <text:p text:style-name="P6"/>
      <text:p text:style-name="P6">premières construction artificielles</text:p>
      <text:p text:style-name="P6"/>
      <text:p text:style-name="P6">Après cabanes circulaire, dèv cabanes rectangulaires : + simple pour agrandir (on rallonge sans refaire toiture entièrement)</text:p>
      <text:p text:style-name="P6"/>
      <text:p text:style-name="P6">Y vivent groupes familiaux sous égide du plus vieil ancêtre toujours en vie.</text:p>
      <text:p text:style-name="P6"/>
      <text:p text:style-name="P6">Société communautaire = grenier collectif<text:line-break/><text:line-break/>« cellules » a fonction diff dans habitats = foyer+stockage+dormir</text:p>
      <text:p text:style-name="P6"/>
      <text:p text:style-name="P6">Animaux domestiques = porcs, moutons (très peu laineux avant sélection), bovins, chiens</text:p>
      <text:p text:style-name="P6"/>
      <text:p text:style-name="P6"/>
      <text:p text:style-name="P6">GôbebliTepe (colline SE Tur<text:span text:style-name="T4">qu</text:span>ie) :</text:p>
      <text:p text:style-name="P6">enclos en moellons avec pierres verticales dressées sur les côtés. Pierres en calcaire tendre taillées et sculptées. = 1° représentation sculptée de créatures vivantes du néolithique (animaux, mais pas encore humains)</text:p>
      <text:p text:style-name="P6"/>
      <text:p text:style-name="P6">aucun reste vivants = pas une nécropole ou habitat donc Histoire de l’Art car « inutile »</text:p>
      <text:p text:style-name="P6"/>
      <text:p text:style-name="P8">objet/médaillon scindé en deux qui peut se reconstituer passé aux futures gén pour qu’elles se reconnaissent.</text:p>
      <text:p text:style-name="P8"/>
      <text:p text:style-name="P8">PPN = néolithique avant poterie, donc moellon+brique crue+bois+début filature et tissage</text:p>
      <text:p text:style-name="P8"/>
      <text:p text:style-name="P8"/>
      <text:p text:style-name="P8">Sortie du croissant fertile vers Turquie puis Europe via Grèce grâce aux bas niveaux mer Égée (ère glacière avec glaciers qui retiennent beaucoup d’eau, mer plus basse de 100-150m qu’auj)</text:p>
      <text:p text:style-name="P8"/>
      <text:p text:style-name="P8">apparition microlites (têtes de flèches)</text:p>
      <text:p text:style-name="P8"/>
      <text:p text:style-name="P8">puis représentation huaines (surmoulage des crânes)</text:p>
      <text:p text:style-name="P8"/>
      <text:p text:style-name="P8">Çatal Höyük près volcan = terre fertile + obsidienne 6000 av. J.-C.</text:p>
      <text:p text:style-name="P8">grand village entouré de terres agri / abandon hute circulaire = maisons rectangulaires agglutinées</text:p>
      <text:p text:style-name="P8">(circulation sur toits plats et terraces)</text:p>
      <text:p text:style-name="P8">murs enduits de platre = protège de l’humidité / peint de diff motifs répetiti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6S</meta:editing-duration>
    <meta:editing-cycles>5</meta:editing-cycles>
    <meta:generator>LibreOffice/4.3.1.2$Windows_x86 LibreOffice_project/958349dc3b25111dbca392fbc281a05559ef6848</meta:generator>
    <dc:date>2017-09-25T18:27:29.546000000</dc:date>
    <meta:document-statistic meta:table-count="0" meta:image-count="0" meta:object-count="0" meta:page-count="2" meta:paragraph-count="50" meta:word-count="503" meta:character-count="3331" meta:non-whitespace-character-count="2871"/>
    <meta:user-defined meta:name="Info 1"/>
    <meta:user-defined meta:name="Info 2"/>
    <meta:user-defined meta:name="Info 3"/>
    <meta:user-defined meta:name="Info 4"/>
  </office:meta>
</office:document-meta>
</file>